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officeooo:rsid="00081a30" officeooo:paragraph-rsid="002bdc4b"/>
    </style:style>
    <style:style style:name="P2" style:family="paragraph" style:parent-style-name="Standard">
      <style:paragraph-properties fo:text-align="start" style:justify-single-word="false"/>
      <style:text-properties fo:color="#000000" style:font-name="Liberation Serif" style:text-underline-style="solid" style:text-underline-width="auto" style:text-underline-color="font-color" fo:font-weight="bold" officeooo:rsid="00081a30" officeooo:paragraph-rsid="002bdc4b" style:font-weight-asian="bold" style:font-weight-complex="bold"/>
    </style:style>
    <style:style style:name="P3" style:family="paragraph" style:parent-style-name="Standard">
      <style:paragraph-properties fo:text-align="start" style:justify-single-word="false"/>
      <style:text-properties fo:color="#000000" style:font-name="Liberation Serif" officeooo:rsid="000570c8" officeooo:paragraph-rsid="000570c8"/>
    </style:style>
    <style:style style:name="P4" style:family="paragraph" style:parent-style-name="Standard">
      <style:paragraph-properties fo:text-align="start" style:justify-single-word="false"/>
      <style:text-properties fo:color="#000000" style:font-name="Liberation Serif" fo:font-style="normal" fo:font-weight="normal" officeooo:rsid="0006af81" officeooo:paragraph-rsid="0006af81"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Liberation Serif" fo:font-style="normal" fo:font-weight="normal" officeooo:rsid="0006af81" officeooo:paragraph-rsid="0006af81" fo:background-color="#fff200"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color="#000000" style:font-name="Liberation Serif" officeooo:rsid="000cfea6" officeooo:paragraph-rsid="000cfea6"/>
    </style:style>
    <style:style style:name="P7" style:family="paragraph" style:parent-style-name="Standard">
      <style:paragraph-properties fo:text-align="start" style:justify-single-word="false"/>
      <style:text-properties fo:color="#000000" style:font-name="Liberation Serif" officeooo:rsid="00104430" officeooo:paragraph-rsid="00104430"/>
    </style:style>
    <style:style style:name="P8" style:family="paragraph" style:parent-style-name="Standard">
      <style:paragraph-properties fo:text-align="start" style:justify-single-word="false"/>
      <style:text-properties fo:color="#000000" style:font-name="Liberation Serif" fo:font-size="12pt" officeooo:rsid="00121384" officeooo:paragraph-rsid="00121384" style:font-size-asian="12pt" style:font-size-complex="12pt"/>
    </style:style>
    <style:style style:name="P9" style:family="paragraph" style:parent-style-name="Standard">
      <style:paragraph-properties fo:text-align="start" style:justify-single-word="false"/>
      <style:text-properties fo:color="#000000" style:font-name="Liberation Serif" fo:font-size="12pt" officeooo:rsid="000cfea6" officeooo:paragraph-rsid="000cfea6" style:font-size-asian="12pt" style:font-size-complex="12pt"/>
    </style:style>
    <style:style style:name="P10" style:family="paragraph" style:parent-style-name="Standard">
      <style:paragraph-properties fo:text-align="start" style:justify-single-word="false"/>
      <style:text-properties fo:color="#000000" style:font-name="Liberation Serif" fo:font-size="12pt" officeooo:rsid="00123a9f" officeooo:paragraph-rsid="00123a9f"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officeooo:rsid="0059d3f1" officeooo:paragraph-rsid="0059d3f1" style:font-size-asian="12pt" style:font-size-complex="12pt"/>
    </style:style>
    <style:style style:name="P12" style:family="paragraph" style:parent-style-name="Standard">
      <style:paragraph-properties fo:text-align="start" style:justify-single-word="false"/>
      <style:text-properties fo:color="#000000" style:font-name="Liberation Serif" fo:font-size="12pt" officeooo:rsid="005e96ac" officeooo:paragraph-rsid="005e96ac" style:font-size-asian="12pt" style:font-size-complex="12pt"/>
    </style:style>
    <style:style style:name="P13" style:family="paragraph" style:parent-style-name="Standard">
      <style:paragraph-properties fo:text-align="start" style:justify-single-word="false"/>
      <style:text-properties fo:color="#000000" style:font-name="Liberation Serif" fo:font-size="12pt" fo:font-style="normal" officeooo:rsid="00104430" officeooo:paragraph-rsid="00104430" style:font-size-asian="12pt" style:font-style-asian="normal" style:font-size-complex="12pt" style:font-style-complex="normal"/>
    </style:style>
    <style:style style:name="P14" style:family="paragraph" style:parent-style-name="Standard">
      <style:paragraph-properties fo:text-align="start" style:justify-single-word="false"/>
      <style:text-properties fo:color="#000000" style:font-name="Liberation Serif" fo:font-size="12pt" officeooo:rsid="00121384" officeooo:paragraph-rsid="00121384" fo:background-color="#fff200" style:font-size-asian="12pt" style:font-size-complex="12pt"/>
    </style:style>
    <style:style style:name="P15" style:family="paragraph" style:parent-style-name="Standard">
      <style:paragraph-properties fo:text-align="start" style:justify-single-word="false"/>
      <style:text-properties fo:color="#000000" style:font-name="Liberation Serif" fo:font-size="14pt" officeooo:rsid="000cfea6" officeooo:paragraph-rsid="000cfea6" fo:background-color="#fff200" style:font-size-asian="14pt" style:font-size-complex="14pt"/>
    </style:style>
    <style:style style:name="P16" style:family="paragraph" style:parent-style-name="Standard">
      <style:paragraph-properties fo:text-align="start" style:justify-single-word="false"/>
      <style:text-properties fo:color="#000000" style:font-name="Liberation Serif" fo:font-weight="bold" officeooo:rsid="000bd495" officeooo:paragraph-rsid="000bd495" fo:background-color="#fff200" style:font-weight-asian="bold" style:font-weight-complex="bold"/>
    </style:style>
    <style:style style:name="P17" style:family="paragraph" style:parent-style-name="Standard">
      <style:paragraph-properties fo:text-align="start" style:justify-single-word="false"/>
      <style:text-properties fo:color="#000000" style:font-name="Liberation Serif" fo:font-weight="normal" officeooo:rsid="000bd495" officeooo:paragraph-rsid="002e47e5" fo:background-color="#fff200" style:font-weight-asian="normal" style:font-weight-complex="normal"/>
    </style:style>
    <style:style style:name="P18" style:family="paragraph" style:parent-style-name="Standard">
      <style:paragraph-properties fo:text-align="start" style:justify-single-word="false"/>
      <style:text-properties fo:color="#000000" style:font-name="Liberation Serif" fo:font-weight="normal" officeooo:rsid="000bd495" officeooo:paragraph-rsid="000bd495" fo:background-color="#fff200" style:font-weight-asian="normal" style:font-weight-complex="normal"/>
    </style:style>
    <style:style style:name="P19" style:family="paragraph" style:parent-style-name="Standard">
      <style:paragraph-properties fo:text-align="start" style:justify-single-word="false"/>
      <style:text-properties fo:color="#000000" style:font-name="Liberation Serif" fo:font-weight="normal" officeooo:rsid="00104430" officeooo:paragraph-rsid="00104430" fo:background-color="#fff200" style:font-weight-asian="normal" style:font-weight-complex="normal"/>
    </style:style>
    <style:style style:name="P20" style:family="paragraph" style:parent-style-name="Standard">
      <style:paragraph-properties fo:text-align="start" style:justify-single-word="false"/>
      <style:text-properties fo:color="#000000" style:font-name="Liberation Serif" fo:font-weight="normal" officeooo:rsid="000bd495" officeooo:paragraph-rsid="000bd495" style:font-weight-asian="normal" style:font-weight-complex="normal"/>
    </style:style>
    <style:style style:name="P21" style:family="paragraph" style:parent-style-name="Standard">
      <style:paragraph-properties fo:text-align="start" style:justify-single-word="false"/>
      <style:text-properties fo:color="#000000" style:font-name="Liberation Serif" officeooo:rsid="0059d3f1" officeooo:paragraph-rsid="0059d3f1"/>
    </style:style>
    <style:style style:name="P22" style:family="paragraph" style:parent-style-name="Standard">
      <style:paragraph-properties fo:text-align="start" style:justify-single-word="false"/>
      <style:text-properties officeooo:rsid="0015236a" officeooo:paragraph-rsid="0015236a"/>
    </style:style>
    <style:style style:name="P23" style:family="paragraph" style:parent-style-name="Standard">
      <style:paragraph-properties fo:text-align="start" style:justify-single-word="false"/>
      <style:text-properties officeooo:rsid="0007e37f" officeooo:paragraph-rsid="001eb95d"/>
    </style:style>
    <style:style style:name="P24" style:family="paragraph" style:parent-style-name="Standard">
      <style:paragraph-properties fo:text-align="start" style:justify-single-word="false"/>
      <style:text-properties officeooo:rsid="000570c8" officeooo:paragraph-rsid="000570c8"/>
    </style:style>
    <style:style style:name="P25" style:family="paragraph" style:parent-style-name="Standard">
      <style:paragraph-properties fo:text-align="start" style:justify-single-word="false"/>
      <style:text-properties fo:color="#ed1c24" style:font-name="Liberation Serif" officeooo:rsid="00081a30" officeooo:paragraph-rsid="002bdc4b"/>
    </style:style>
    <style:style style:name="P26" style:family="paragraph" style:parent-style-name="Standard">
      <style:paragraph-properties fo:text-align="start" style:justify-single-word="false"/>
      <style:text-properties fo:color="#ed1c24" style:font-name="Liberation Serif" officeooo:rsid="000923f7" officeooo:paragraph-rsid="000923f7"/>
    </style:style>
    <style:style style:name="P27" style:family="paragraph" style:parent-style-name="Standard">
      <style:paragraph-properties fo:text-align="start" style:justify-single-word="false"/>
      <style:text-properties fo:color="#ed1c24" style:font-name="Liberation Serif" officeooo:rsid="000a69ec" officeooo:paragraph-rsid="000a69ec"/>
    </style:style>
    <style:style style:name="P28" style:family="paragraph" style:parent-style-name="Standard">
      <style:paragraph-properties fo:text-align="start" style:justify-single-word="false"/>
      <style:text-properties officeooo:rsid="00081a30" officeooo:paragraph-rsid="00081a30"/>
    </style:style>
    <style:style style:name="P29" style:family="paragraph" style:parent-style-name="Standard">
      <style:paragraph-properties fo:text-align="start" style:justify-single-word="false"/>
      <style:text-properties style:font-name="Liberation Serif" fo:font-size="25pt" style:text-underline-style="solid" style:text-underline-width="auto" style:text-underline-color="font-color" fo:font-weight="bold" officeooo:rsid="000453ac" officeooo:paragraph-rsid="000453ac" style:font-size-asian="25pt" style:font-weight-asian="bold" style:font-size-complex="25pt" style:font-weight-complex="bold"/>
    </style:style>
    <style:style style:name="P30" style:family="paragraph" style:parent-style-name="Standard">
      <style:paragraph-properties fo:text-align="start" style:justify-single-word="false"/>
      <style:text-properties style:font-name="Liberation Serif" officeooo:rsid="001e1a66" officeooo:paragraph-rsid="000453ac"/>
    </style:style>
    <style:style style:name="P31" style:family="paragraph" style:parent-style-name="Standard">
      <style:paragraph-properties fo:text-align="start" style:justify-single-word="false"/>
      <style:text-properties style:font-name="Liberation Serif" officeooo:rsid="001e1a66" officeooo:paragraph-rsid="001e1a66"/>
    </style:style>
    <style:style style:name="P32" style:family="paragraph" style:parent-style-name="Standard">
      <style:paragraph-properties fo:text-align="start" style:justify-single-word="false"/>
      <style:text-properties style:font-name="Liberation Serif" officeooo:rsid="001e1a66" officeooo:paragraph-rsid="00297180"/>
    </style:style>
    <style:style style:name="P33" style:family="paragraph" style:parent-style-name="Standard">
      <style:paragraph-properties fo:text-align="start" style:justify-single-word="false"/>
      <style:text-properties style:font-name="Liberation Serif" officeooo:rsid="0007e37f" officeooo:paragraph-rsid="001eb95d"/>
    </style:style>
    <style:style style:name="P34" style:family="paragraph" style:parent-style-name="Standard">
      <style:paragraph-properties fo:text-align="start" style:justify-single-word="false"/>
      <style:text-properties style:font-name="Liberation Serif" officeooo:rsid="0007e37f" officeooo:paragraph-rsid="0007e37f"/>
    </style:style>
    <style:style style:name="P35"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1e1a66" officeooo:paragraph-rsid="001e1a66" style:font-size-asian="16pt" style:font-weight-asian="bold" style:font-size-complex="16pt" style:font-weight-complex="bold"/>
    </style:style>
    <style:style style:name="P36" style:family="paragraph" style:parent-style-name="Standard">
      <style:paragraph-properties fo:text-align="start" style:justify-single-word="false"/>
      <style:text-properties style:font-name="Liberation Serif" fo:font-style="italic" officeooo:rsid="0020ac37" officeooo:paragraph-rsid="00297180" style:font-style-asian="italic" style:font-style-complex="italic"/>
    </style:style>
    <style:style style:name="P37" style:family="paragraph" style:parent-style-name="Standard">
      <style:paragraph-properties fo:text-align="start" style:justify-single-word="false"/>
      <style:text-properties style:font-name="Liberation Serif" fo:font-style="italic" officeooo:rsid="0020ac37" officeooo:paragraph-rsid="0059d3f1" style:font-style-asian="italic" style:font-style-complex="italic"/>
    </style:style>
    <style:style style:name="P38" style:family="paragraph" style:parent-style-name="Standard">
      <style:paragraph-properties fo:text-align="start" style:justify-single-word="false"/>
      <style:text-properties style:font-name="Liberation Serif" fo:font-style="italic" officeooo:rsid="00297180" officeooo:paragraph-rsid="00297180" style:font-style-asian="italic" style:font-style-complex="italic"/>
    </style:style>
    <style:style style:name="P39" style:family="paragraph" style:parent-style-name="Standard">
      <style:paragraph-properties fo:text-align="start" style:justify-single-word="false"/>
      <style:text-properties style:font-name="Liberation Serif" fo:font-style="italic" officeooo:rsid="00297180" officeooo:paragraph-rsid="0051f947" style:font-style-asian="italic" style:font-style-complex="italic"/>
    </style:style>
    <style:style style:name="P40" style:family="paragraph" style:parent-style-name="Standard">
      <style:paragraph-properties fo:text-align="start" style:justify-single-word="false"/>
      <style:text-properties style:font-name="Liberation Serif" officeooo:rsid="0023405a" officeooo:paragraph-rsid="0023405a"/>
    </style:style>
    <style:style style:name="P41" style:family="paragraph" style:parent-style-name="Standard">
      <style:paragraph-properties fo:text-align="start" style:justify-single-word="false"/>
      <style:text-properties style:font-name="Liberation Serif" officeooo:rsid="000570c8" officeooo:paragraph-rsid="0007e37f"/>
    </style:style>
    <style:style style:name="P42" style:family="paragraph" style:parent-style-name="Standard">
      <style:paragraph-properties fo:text-align="start" style:justify-single-word="false"/>
      <style:text-properties style:font-name="Liberation Serif" officeooo:rsid="000570c8" officeooo:paragraph-rsid="000570c8"/>
    </style:style>
    <style:style style:name="P43" style:family="paragraph" style:parent-style-name="Standard">
      <style:paragraph-properties fo:text-align="start" style:justify-single-word="false"/>
      <style:text-properties style:font-name="Liberation Serif" officeooo:rsid="000570c8" officeooo:paragraph-rsid="0059d3f1"/>
    </style:style>
    <style:style style:name="P44" style:family="paragraph" style:parent-style-name="Standard">
      <style:paragraph-properties fo:text-align="start" style:justify-single-word="false"/>
      <style:text-properties style:font-name="Liberation Serif" officeooo:rsid="001fb520" officeooo:paragraph-rsid="001fb520"/>
    </style:style>
    <style:style style:name="P45" style:family="paragraph" style:parent-style-name="Standard">
      <style:paragraph-properties fo:text-align="start" style:justify-single-word="false"/>
      <style:text-properties style:font-name="Liberation Serif" officeooo:rsid="0024a220" officeooo:paragraph-rsid="0024a220"/>
    </style:style>
    <style:style style:name="P46"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570c8" officeooo:paragraph-rsid="000570c8" style:font-weight-asian="bold" style:font-weight-complex="bold"/>
    </style:style>
    <style:style style:name="P47"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570c8" officeooo:paragraph-rsid="005cbaff" style:font-weight-asian="bold" style:font-weight-complex="bold"/>
    </style:style>
    <style:style style:name="P48"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7e37f" officeooo:paragraph-rsid="0007e37f" style:font-weight-asian="bold" style:font-weight-complex="bold"/>
    </style:style>
    <style:style style:name="P49"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81a30" officeooo:paragraph-rsid="00081a30" style:font-weight-asian="bold" style:font-weight-complex="bold"/>
    </style:style>
    <style:style style:name="P50" style:family="paragraph" style:parent-style-name="Standard">
      <style:paragraph-properties fo:text-align="start" style:justify-single-word="false"/>
      <style:text-properties style:font-name="Liberation Serif" style:text-underline-style="solid" style:text-underline-width="auto" style:text-underline-color="font-color" officeooo:rsid="005cbaff" officeooo:paragraph-rsid="005cbaff"/>
    </style:style>
    <style:style style:name="P51" style:family="paragraph" style:parent-style-name="Standard">
      <style:paragraph-properties fo:text-align="start" style:justify-single-word="false"/>
      <style:text-properties style:font-name="Liberation Serif" fo:font-style="normal" fo:font-weight="normal" officeooo:rsid="000570c8" officeooo:paragraph-rsid="000570c8"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Liberation Serif" fo:font-style="normal" fo:font-weight="normal" officeooo:rsid="000570c8" officeooo:paragraph-rsid="000570c8" fo:background-color="#fff200"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font-name="Liberation Serif" officeooo:rsid="00081a30" officeooo:paragraph-rsid="00081a30"/>
    </style:style>
    <style:style style:name="P54" style:family="paragraph" style:parent-style-name="Standard">
      <style:paragraph-properties fo:text-align="start" style:justify-single-word="false"/>
      <style:text-properties style:font-name="Liberation Serif" officeooo:rsid="000923f7" officeooo:paragraph-rsid="000923f7"/>
    </style:style>
    <style:style style:name="P55" style:family="paragraph" style:parent-style-name="Standard">
      <style:paragraph-properties fo:text-align="start" style:justify-single-word="false"/>
      <style:text-properties style:font-name="Liberation Serif" officeooo:rsid="000a69ec" officeooo:paragraph-rsid="000a69ec"/>
    </style:style>
    <style:style style:name="P56" style:family="paragraph" style:parent-style-name="Standard">
      <style:paragraph-properties fo:text-align="start" style:justify-single-word="false"/>
      <style:text-properties style:font-name="Liberation Serif" fo:font-weight="normal" officeooo:rsid="000a69ec" officeooo:paragraph-rsid="000a69ec" style:font-weight-asian="normal" style:font-weight-complex="normal"/>
    </style:style>
    <style:style style:name="P57" style:family="paragraph" style:parent-style-name="Standard">
      <style:paragraph-properties fo:text-align="start" style:justify-single-word="false"/>
      <style:text-properties style:font-name="Liberation Serif" officeooo:rsid="000edded" officeooo:paragraph-rsid="000edded"/>
    </style:style>
    <style:style style:name="P58" style:family="paragraph" style:parent-style-name="Standard">
      <style:paragraph-properties fo:text-align="start" style:justify-single-word="false"/>
      <style:text-properties style:font-name="Liberation Serif" officeooo:rsid="000bd495" officeooo:paragraph-rsid="000bd495"/>
    </style:style>
    <style:style style:name="P59" style:family="paragraph" style:parent-style-name="Standard">
      <style:paragraph-properties fo:text-align="start" style:justify-single-word="false"/>
      <style:text-properties style:font-name="Liberation Serif" officeooo:rsid="000bd495" officeooo:paragraph-rsid="00354103"/>
    </style:style>
    <style:style style:name="P60" style:family="paragraph" style:parent-style-name="Standard">
      <style:paragraph-properties fo:text-align="start" style:justify-single-word="false"/>
      <style:text-properties style:font-name="Liberation Serif" fo:font-size="12pt" officeooo:rsid="000cfea6" officeooo:paragraph-rsid="000cfea6" style:font-size-asian="12pt" style:font-size-complex="12pt"/>
    </style:style>
    <style:style style:name="P61" style:family="paragraph" style:parent-style-name="Standard">
      <style:paragraph-properties fo:text-align="start" style:justify-single-word="false"/>
      <style:text-properties style:font-name="Liberation Serif" fo:font-size="12pt" officeooo:rsid="000bd495" officeooo:paragraph-rsid="000bd495" fo:background-color="#fff200" style:font-size-asian="12pt" style:font-size-complex="12pt"/>
    </style:style>
    <style:style style:name="P62" style:family="paragraph" style:parent-style-name="Standard">
      <style:paragraph-properties fo:text-align="start" style:justify-single-word="false"/>
      <style:text-properties style:font-name="Liberation Serif" officeooo:paragraph-rsid="001e1a66"/>
    </style:style>
    <style:style style:name="P63" style:family="paragraph" style:parent-style-name="Standard">
      <style:paragraph-properties fo:text-align="start" style:justify-single-word="false"/>
      <style:text-properties style:font-name="Liberation Serif" officeooo:paragraph-rsid="001eb95d"/>
    </style:style>
    <style:style style:name="P64" style:family="paragraph" style:parent-style-name="Standard">
      <style:paragraph-properties fo:text-align="start" style:justify-single-word="false"/>
      <style:text-properties style:font-name="Liberation Serif" officeooo:paragraph-rsid="001d5a85"/>
    </style:style>
    <style:style style:name="P65" style:family="paragraph" style:parent-style-name="Standard">
      <style:paragraph-properties fo:text-align="start" style:justify-single-word="false"/>
      <style:text-properties style:font-name="Liberation Serif" officeooo:rsid="000a69ec" officeooo:paragraph-rsid="000a69ec" fo:background-color="#fff200"/>
    </style:style>
    <style:style style:name="P66" style:family="paragraph" style:parent-style-name="Standard">
      <style:paragraph-properties fo:text-align="start" style:justify-single-word="false"/>
      <style:text-properties style:font-name="Liberation Serif" officeooo:rsid="000bd495" officeooo:paragraph-rsid="000bd495" fo:background-color="#fff200"/>
    </style:style>
    <style:style style:name="P67" style:family="paragraph" style:parent-style-name="Standard">
      <style:paragraph-properties fo:text-align="start" style:justify-single-word="false"/>
      <style:text-properties style:font-name="Liberation Serif" officeooo:rsid="000923f7" officeooo:paragraph-rsid="000923f7" fo:background-color="#fff200"/>
    </style:style>
    <style:style style:name="P68" style:family="paragraph" style:parent-style-name="Standard">
      <style:paragraph-properties fo:text-align="start" style:justify-single-word="false"/>
      <style:text-properties style:font-name="Liberation Serif" officeooo:rsid="00081a30" officeooo:paragraph-rsid="00081a30" fo:background-color="#fff200"/>
    </style:style>
    <style:style style:name="P69" style:family="paragraph" style:parent-style-name="Standard">
      <style:paragraph-properties fo:text-align="start" style:justify-single-word="false"/>
      <style:text-properties style:font-name="Liberation Serif" officeooo:rsid="0007e37f" officeooo:paragraph-rsid="0007e37f" fo:background-color="#fff200"/>
    </style:style>
    <style:style style:name="P70" style:family="paragraph" style:parent-style-name="Standard">
      <style:paragraph-properties fo:text-align="start" style:justify-single-word="false"/>
      <style:text-properties style:font-name="Liberation Serif" officeooo:rsid="00513bde" officeooo:paragraph-rsid="00513bde"/>
    </style:style>
    <style:style style:name="P71" style:family="paragraph" style:parent-style-name="Standard">
      <style:paragraph-properties fo:text-align="start" style:justify-single-word="false"/>
      <style:text-properties style:font-name="Liberation Serif" officeooo:rsid="0059d3f1" officeooo:paragraph-rsid="0059d3f1"/>
    </style:style>
    <style:style style:name="P72" style:family="paragraph" style:parent-style-name="Standard">
      <style:paragraph-properties fo:text-align="start" style:justify-single-word="false"/>
      <style:text-properties style:font-name="Liberation Serif" officeooo:rsid="005cbaff" officeooo:paragraph-rsid="005cbaff"/>
    </style:style>
    <style:style style:name="P73" style:family="paragraph" style:parent-style-name="Standard">
      <style:paragraph-properties fo:text-align="start" style:justify-single-word="false"/>
      <style:text-properties officeooo:paragraph-rsid="00121384"/>
    </style:style>
    <style:style style:name="P74" style:family="paragraph" style:parent-style-name="Standard">
      <style:paragraph-properties fo:text-align="start" style:justify-single-word="false"/>
      <style:text-properties fo:color="#00a65d" style:font-name="Liberation Serif" fo:font-weight="bold" officeooo:rsid="0024a220" officeooo:paragraph-rsid="0024a220" style:font-weight-asian="bold" style:font-weight-complex="bold"/>
    </style:style>
    <style:style style:name="P75" style:family="paragraph" style:parent-style-name="Standard">
      <style:paragraph-properties fo:text-align="start" style:justify-single-word="false"/>
      <style:text-properties fo:color="#00a65d" style:font-name="Liberation Serif" fo:font-weight="bold" officeooo:rsid="001fb520" officeooo:paragraph-rsid="001fb520" style:font-weight-asian="bold" style:font-weight-complex="bold"/>
    </style:style>
    <style:style style:name="P76" style:family="paragraph" style:parent-style-name="Standard">
      <style:paragraph-properties fo:text-align="start" style:justify-single-word="false"/>
      <style:text-properties fo:color="#00a65d" style:font-name="Liberation Serif" fo:font-weight="bold" officeooo:rsid="002bdc4b" officeooo:paragraph-rsid="002bdc4b" style:font-weight-asian="bold" style:font-weight-complex="bold"/>
    </style:style>
    <style:style style:name="P77" style:family="paragraph" style:parent-style-name="Standard">
      <style:paragraph-properties fo:text-align="start" style:justify-single-word="false"/>
      <style:text-properties fo:color="#00a65d" style:font-name="Liberation Serif" fo:font-weight="bold" officeooo:rsid="0007e37f" officeooo:paragraph-rsid="001eb95d" style:font-weight-asian="bold" style:font-weight-complex="bold"/>
    </style:style>
    <style:style style:name="P78" style:family="paragraph" style:parent-style-name="Standard">
      <style:paragraph-properties fo:text-align="start" style:justify-single-word="false"/>
      <style:text-properties fo:color="#00a65d" style:font-name="Liberation Serif" fo:font-weight="bold" officeooo:rsid="001eb95d" officeooo:paragraph-rsid="0007e37f" style:font-weight-asian="bold" style:font-weight-complex="bold"/>
    </style:style>
    <style:style style:name="P79" style:family="paragraph" style:parent-style-name="Standard">
      <style:paragraph-properties fo:text-align="start" style:justify-single-word="false"/>
      <style:text-properties fo:color="#00a65d" style:font-name="Liberation Serif" fo:font-weight="bold" officeooo:paragraph-rsid="0023405a" style:font-weight-asian="bold" style:font-weight-complex="bold"/>
    </style:style>
    <style:style style:name="P80" style:family="paragraph" style:parent-style-name="Standard">
      <style:paragraph-properties fo:text-align="start" style:justify-single-word="false"/>
      <style:text-properties fo:color="#00a65d" style:font-name="Liberation Serif" fo:font-weight="bold" officeooo:paragraph-rsid="001e1a66" style:font-weight-asian="bold" style:font-weight-complex="bold"/>
    </style:style>
    <style:style style:name="P81" style:family="paragraph" style:parent-style-name="Standard">
      <style:paragraph-properties fo:text-align="start" style:justify-single-word="false"/>
      <style:text-properties fo:color="#00a65d" style:font-name="Liberation Serif" officeooo:rsid="000570c8" officeooo:paragraph-rsid="0007e37f"/>
    </style:style>
    <style:style style:name="P82" style:family="paragraph" style:parent-style-name="Standard">
      <style:paragraph-properties fo:text-align="start" style:justify-single-word="false"/>
      <style:text-properties fo:color="#00a65d" style:font-name="Liberation Serif" officeooo:rsid="001e1a66" officeooo:paragraph-rsid="001e1a66"/>
    </style:style>
    <style:style style:name="P83"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Liberation Serif" officeooo:rsid="0024a220" officeooo:paragraph-rsid="0024a220"/>
    </style:style>
    <style:style style:name="P84" style:family="paragraph" style:parent-style-name="Preformatted_20_Text">
      <style:paragraph-properties fo:text-align="start" style:justify-single-word="false"/>
      <style:text-properties officeooo:rsid="000bd495" officeooo:paragraph-rsid="000bd495"/>
    </style:style>
    <style:style style:name="P85" style:family="paragraph" style:parent-style-name="Header">
      <style:paragraph-properties fo:text-align="start" style:justify-single-word="false"/>
      <style:text-properties style:font-name="Liberation Serif" officeooo:rsid="0021a63a" officeooo:paragraph-rsid="0021a63a"/>
    </style:style>
    <style:style style:name="P86" style:family="paragraph" style:parent-style-name="Header">
      <style:text-properties officeooo:rsid="004a7711" officeooo:paragraph-rsid="004a7711"/>
    </style:style>
    <style:style style:name="P87" style:family="paragraph" style:parent-style-name="Header">
      <style:paragraph-properties fo:text-align="start" style:justify-single-word="false"/>
      <style:text-properties fo:color="#00a65d" style:font-name="Liberation Serif" style:text-underline-style="solid" style:text-underline-width="auto" style:text-underline-color="font-color" officeooo:rsid="00513bde" officeooo:paragraph-rsid="00513bde" fo:background-color="#fff2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97180" style:font-weight-asian="bold" style:font-weight-complex="bold"/>
    </style:style>
    <style:style style:name="T4" style:family="text">
      <style:text-properties style:text-underline-style="solid" style:text-underline-width="auto" style:text-underline-color="font-color" fo:font-weight="bold" officeooo:rsid="0024a220" style:font-weight-asian="bold" style:font-weight-complex="bold"/>
    </style:style>
    <style:style style:name="T5" style:family="text">
      <style:text-properties style:text-underline-style="solid" style:text-underline-width="auto" style:text-underline-color="font-color" fo:font-weight="bold" officeooo:rsid="0051f947" style:font-weight-asian="bold" style:font-weight-complex="bold"/>
    </style:style>
    <style:style style:name="T6" style:family="text">
      <style:text-properties style:text-underline-style="solid" style:text-underline-width="auto" style:text-underline-color="font-color" fo:font-weight="bold" officeooo:rsid="00538944" style:font-weight-asian="bold" style:font-weight-complex="bold"/>
    </style:style>
    <style:style style:name="T7" style:family="text">
      <style:text-properties style:text-underline-style="solid" style:text-underline-width="auto" style:text-underline-color="font-color" officeooo:rsid="0024a220"/>
    </style:style>
    <style:style style:name="T8" style:family="text">
      <style:text-properties style:text-underline-style="solid" style:text-underline-width="auto" style:text-underline-color="font-color" officeooo:rsid="002bdc4b"/>
    </style:style>
    <style:style style:name="T9" style:family="text">
      <style:text-properties style:text-underline-style="solid" style:text-underline-width="auto" style:text-underline-color="font-color" officeooo:rsid="0051f947"/>
    </style:style>
    <style:style style:name="T10" style:family="text">
      <style:text-properties style:text-underline-style="solid" style:text-underline-width="auto" style:text-underline-color="font-color" officeooo:rsid="005b5efb"/>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ize="16pt" fo:font-style="normal" officeooo:rsid="002bdc4b" style:font-size-asian="16pt" style:font-style-asian="normal" style:font-size-complex="16pt" style:font-style-complex="normal"/>
    </style:style>
    <style:style style:name="T13" style:family="text">
      <style:text-properties fo:font-size="16pt" fo:font-style="normal" officeooo:rsid="0059d3f1" style:font-size-asian="16pt" style:font-style-asian="normal" style:font-size-complex="16pt" style:font-style-complex="normal"/>
    </style:style>
    <style:style style:name="T14" style:family="text">
      <style:text-properties fo:font-size="16pt" fo:font-style="normal" officeooo:rsid="005e96ac" style:font-size-asian="16pt" style:font-style-asian="normal" style:font-size-complex="16pt" style:font-style-complex="normal"/>
    </style:style>
    <style:style style:name="T15" style:family="text">
      <style:text-properties fo:font-size="16pt" fo:font-style="italic" officeooo:rsid="005e96ac" style:font-size-asian="16pt" style:font-style-asian="italic" style:font-size-complex="16pt" style:font-style-complex="italic"/>
    </style:style>
    <style:style style:name="T16" style:family="text">
      <style:text-properties officeooo:rsid="000bd495"/>
    </style:style>
    <style:style style:name="T17" style:family="text">
      <style:text-properties officeooo:rsid="000cfea6"/>
    </style:style>
    <style:style style:name="T18" style:family="text">
      <style:text-properties officeooo:rsid="00104430"/>
    </style:style>
    <style:style style:name="T19" style:family="text">
      <style:text-properties fo:font-style="normal" style:font-style-asian="normal" style:font-style-complex="normal"/>
    </style:style>
    <style:style style:name="T20" style:family="text">
      <style:text-properties fo:font-style="normal" officeooo:rsid="00226567"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297180" style:font-weight-asian="bold" style:font-weight-complex="bold"/>
    </style:style>
    <style:style style:name="T24" style:family="text">
      <style:text-properties fo:font-weight="bold" officeooo:rsid="0024a220" style:font-weight-asian="bold" style:font-weight-complex="bold"/>
    </style:style>
    <style:style style:name="T25" style:family="text">
      <style:text-properties fo:font-weight="bold" officeooo:rsid="0059d3f1" style:font-weight-asian="bold" style:font-weight-complex="bold"/>
    </style:style>
    <style:style style:name="T26" style:family="text">
      <style:text-properties fo:color="#000000"/>
    </style:style>
    <style:style style:name="T27" style:family="text">
      <style:text-properties fo:color="#000000" fo:font-size="12pt" style:font-size-asian="12pt" style:font-size-complex="12pt"/>
    </style:style>
    <style:style style:name="T28" style:family="text">
      <style:text-properties fo:color="#000000" fo:font-size="12pt" officeooo:rsid="000cfea6" style:font-size-asian="12pt" style:font-size-complex="12pt"/>
    </style:style>
    <style:style style:name="T29" style:family="text">
      <style:text-properties fo:color="#000000" fo:font-size="12pt" style:text-underline-style="none" fo:font-weight="bold" officeooo:rsid="000cfea6" fo:background-color="#ffffff" loext:char-shading-value="0" style:font-size-asian="12pt" style:font-weight-asian="bold" style:font-size-complex="12pt" style:font-weight-complex="bold"/>
    </style:style>
    <style:style style:name="T30" style:family="text">
      <style:text-properties fo:color="#000000" fo:font-size="12pt" fo:font-weight="bold" fo:background-color="#ffffff" loext:char-shading-value="0" style:font-size-asian="12pt" style:font-weight-asian="bold" style:font-size-complex="12pt" style:font-weight-complex="bold"/>
    </style:style>
    <style:style style:name="T31" style:family="text">
      <style:text-properties fo:color="#000000" fo:font-size="12pt" fo:font-weight="bold" officeooo:rsid="000cfea6" fo:background-color="#ffffff" loext:char-shading-value="0" style:font-size-asian="12pt" style:font-weight-asian="bold" style:font-size-complex="12pt" style:font-weight-complex="bold"/>
    </style:style>
    <style:style style:name="T32" style:family="text">
      <style:text-properties fo:color="#000000" fo:font-size="12pt" fo:font-weight="bold" officeooo:rsid="000cfea6" style:font-size-asian="12pt" style:font-weight-asian="bold" style:font-size-complex="12pt" style:font-weight-complex="bold"/>
    </style:style>
    <style:style style:name="T33" style:family="text">
      <style:text-properties fo:color="#000000" style:font-name="Liberation Serif" fo:font-size="12pt" fo:font-style="normal" officeooo:rsid="00121384" style:font-size-asian="12pt" style:font-style-asian="normal" style:font-size-complex="12pt" style:font-style-complex="normal"/>
    </style:style>
    <style:style style:name="T34" style:family="text">
      <style:text-properties fo:color="#000000" style:font-name="Liberation Serif" fo:font-size="12pt" fo:font-style="normal" fo:font-weight="bold" officeooo:rsid="00121384" fo:background-color="#ffffff" loext:char-shading-value="0" style:font-size-asian="12pt" style:font-style-asian="normal" style:font-size-complex="12pt" style:font-style-complex="normal"/>
    </style:style>
    <style:style style:name="T35" style:family="text">
      <style:text-properties fo:color="#000000" style:font-name="Liberation Serif" fo:font-size="12pt" fo:font-style="normal" fo:font-weight="bold" officeooo:rsid="00121384" fo:background-color="#ffffff" loext:char-shading-value="0" style:font-size-asian="12pt" style:font-style-asian="normal" style:font-weight-asian="bold" style:font-size-complex="12pt" style:font-style-complex="normal" style:font-weight-complex="bold"/>
    </style:style>
    <style:style style:name="T36" style:family="text">
      <style:text-properties fo:color="#000000" style:font-name="Liberation Serif" fo:font-size="12pt" fo:font-style="normal" fo:font-weight="normal" officeooo:rsid="00121384" style:font-size-asian="12pt" style:font-style-asian="normal" style:font-weight-asian="normal" style:font-size-complex="12pt" style:font-style-complex="normal" style:font-weight-complex="normal"/>
    </style:style>
    <style:style style:name="T37" style:family="text">
      <style:text-properties fo:color="#000000" style:font-name="Liberation Serif" fo:font-size="12pt" fo:font-style="normal" fo:font-weight="normal" officeooo:rsid="00121384" fo:background-color="#ffffff" loext:char-shading-value="0" style:font-size-asian="12pt" style:font-style-asian="normal" style:font-weight-asian="normal" style:font-size-complex="12pt" style:font-style-complex="normal" style:font-weight-complex="normal"/>
    </style:style>
    <style:style style:name="T38" style:family="text">
      <style:text-properties fo:color="#000000" style:font-name="Liberation Serif" fo:font-size="12pt" fo:font-style="normal" officeooo:rsid="00121384" fo:background-color="#ffffff" loext:char-shading-value="0" style:font-size-asian="12pt" style:font-style-asian="normal" style:font-size-complex="12pt" style:font-style-complex="normal"/>
    </style:style>
    <style:style style:name="T39" style:family="text">
      <style:text-properties fo:color="#000000" style:font-name="Liberation Serif" fo:font-size="12pt" fo:font-style="normal" style:text-underline-style="solid" style:text-underline-width="auto" style:text-underline-color="font-color" officeooo:rsid="00121384" style:font-size-asian="12pt" style:font-style-asian="normal" style:font-size-complex="12pt" style:font-style-complex="normal"/>
    </style:style>
    <style:style style:name="T40" style:family="text">
      <style:text-properties fo:color="#000000" style:font-name="Liberation Serif" fo:font-size="12pt" officeooo:rsid="00121384" style:font-size-asian="12pt" style:font-size-complex="12pt"/>
    </style:style>
    <style:style style:name="T41" style:family="text">
      <style:text-properties fo:color="#000000" style:font-name="Liberation Serif" fo:font-size="12pt" style:text-underline-style="solid" style:text-underline-width="auto" style:text-underline-color="font-color" fo:font-weight="bold" officeooo:rsid="00121384" fo:background-color="#fff200" loext:char-shading-value="0" style:font-size-asian="12pt" style:font-weight-asian="bold" style:font-size-complex="12pt" style:font-weight-complex="bold"/>
    </style:style>
    <style:style style:name="T42" style:family="text">
      <style:text-properties fo:color="#000000" style:font-name="Liberation Serif" fo:font-size="12pt" style:text-underline-style="solid" style:text-underline-width="auto" style:text-underline-color="font-color" style:font-size-asian="12pt" style:font-size-complex="12pt"/>
    </style:style>
    <style:style style:name="T43" style:family="text">
      <style:text-properties fo:color="#000000" style:font-name="Liberation Serif" fo:font-size="12pt" fo:font-style="italic" officeooo:rsid="00121384" style:font-size-asian="12pt" style:font-style-asian="italic" style:font-size-complex="12pt" style:font-style-complex="italic"/>
    </style:style>
    <style:style style:name="T44" style:family="text">
      <style:text-properties fo:color="#000000" fo:font-weight="bold" fo:background-color="#ffffff" loext:char-shading-value="0" style:font-weight-asian="bold" style:font-weight-complex="bold"/>
    </style:style>
    <style:style style:name="T45" style:family="text">
      <style:text-properties fo:color="#000000" fo:font-weight="bold" style:font-weight-asian="bold" style:font-weight-complex="bold"/>
    </style:style>
    <style:style style:name="T46" style:family="text">
      <style:text-properties style:font-name="Liberation Serif"/>
    </style:style>
    <style:style style:name="T47" style:family="text">
      <style:text-properties style:font-name="Liberation Serif" fo:font-style="italic" style:font-style-asian="italic" style:font-style-complex="italic"/>
    </style:style>
    <style:style style:name="T48" style:family="text">
      <style:text-properties style:font-name="Liberation Serif" fo:font-style="italic" officeooo:rsid="002822fa" style:font-style-asian="italic" style:font-style-complex="italic"/>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officeooo:rsid="002e47e5" style:font-size-asian="12pt" style:font-size-complex="12pt"/>
    </style:style>
    <style:style style:name="T51" style:family="text">
      <style:text-properties style:font-name="Liberation Serif" fo:font-size="12pt" fo:background-color="#fff200" loext:char-shading-value="0" style:font-size-asian="12pt" style:font-size-complex="12pt"/>
    </style:style>
    <style:style style:name="T52" style:family="text">
      <style:text-properties style:font-name="Liberation Serif" fo:background-color="#fff200" loext:char-shading-value="0"/>
    </style:style>
    <style:style style:name="T53" style:family="text">
      <style:text-properties fo:background-color="#fff200" loext:char-shading-value="0"/>
    </style:style>
    <style:style style:name="T54" style:family="text">
      <style:text-properties fo:color="#ed1c24" style:text-underline-style="solid" style:text-underline-width="auto" style:text-underline-color="font-color"/>
    </style:style>
    <style:style style:name="T55" style:family="text">
      <style:text-properties fo:color="#ed1c24" fo:font-size="14pt" style:text-underline-style="solid" style:text-underline-width="auto" style:text-underline-color="font-color" fo:font-weight="bold" officeooo:rsid="001e1a66" fo:background-color="#fff200" loext:char-shading-value="0" style:font-size-asian="14pt" style:font-weight-asian="bold" style:font-size-complex="14pt" style:font-weight-complex="bold"/>
    </style:style>
    <style:style style:name="T56" style:family="text">
      <style:text-properties fo:color="#ed1c24" fo:font-size="14pt" style:text-underline-style="solid" style:text-underline-width="auto" style:text-underline-color="font-color" fo:font-weight="bold" fo:background-color="#fff200" loext:char-shading-value="0" style:font-size-asian="14pt" style:font-weight-asian="bold" style:font-size-complex="14pt" style:font-weight-complex="bold"/>
    </style:style>
    <style:style style:name="T57" style:family="text">
      <style:text-properties fo:color="#ed1c24" fo:font-size="14pt" fo:font-style="italic" style:text-underline-style="solid" style:text-underline-width="auto" style:text-underline-color="font-color" fo:font-weight="bold" officeooo:rsid="002716ce" fo:background-color="#fff200" loext:char-shading-value="0" style:font-size-asian="14pt" style:font-style-asian="italic" style:font-weight-asian="bold" style:font-size-complex="14pt" style:font-style-complex="italic" style:font-weight-complex="bold"/>
    </style:style>
    <style:style style:name="T58" style:family="text">
      <style:text-properties fo:color="#ed1c24" fo:font-size="14pt" fo:font-style="italic" style:text-underline-style="solid" style:text-underline-width="auto" style:text-underline-color="font-color" fo:font-weight="bold" fo:background-color="#fff200" loext:char-shading-value="0" style:font-size-asian="14pt" style:font-style-asian="italic" style:font-weight-asian="bold" style:font-size-complex="14pt" style:font-style-complex="italic" style:font-weight-complex="bold"/>
    </style:style>
    <style:style style:name="T59"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60"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61" style:family="text">
      <style:text-properties officeooo:rsid="001e1a66"/>
    </style:style>
    <style:style style:name="T62" style:family="text">
      <style:text-properties officeooo:rsid="001eb95d"/>
    </style:style>
    <style:style style:name="T63" style:family="text">
      <style:text-properties officeooo:rsid="0020ac37"/>
    </style:style>
    <style:style style:name="T64" style:family="text">
      <style:text-properties officeooo:rsid="0021a63a"/>
    </style:style>
    <style:style style:name="T65" style:family="text">
      <style:text-properties officeooo:rsid="00226567"/>
    </style:style>
    <style:style style:name="T66" style:family="text">
      <style:text-properties officeooo:rsid="0023405a"/>
    </style:style>
    <style:style style:name="T67" style:family="text">
      <style:text-properties officeooo:rsid="0024a220"/>
    </style:style>
    <style:style style:name="T68" style:family="text">
      <style:text-properties officeooo:rsid="0025795d"/>
    </style:style>
    <style:style style:name="T69" style:family="text">
      <style:text-properties officeooo:rsid="00297180"/>
    </style:style>
    <style:style style:name="T70" style:family="text">
      <style:text-properties officeooo:rsid="002bdc4b"/>
    </style:style>
    <style:style style:name="T71" style:family="text">
      <style:text-properties officeooo:rsid="00354103"/>
    </style:style>
    <style:style style:name="T72" style:family="text">
      <style:text-properties officeooo:rsid="0051f947"/>
    </style:style>
    <style:style style:name="T73" style:family="text">
      <style:text-properties officeooo:rsid="00550351"/>
    </style:style>
    <style:style style:name="T74" style:family="text">
      <style:text-properties officeooo:rsid="0060979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Installing and using OpenCV and dependencies-- <text:span text:style-name="T63">and other packages--</text:span> on Ubuntu 18.04:</text:p>
      <text:p text:style-name="P30"/>
      <text:p text:style-name="P23"><text:span text:style-name="T47">Guide: </text:span><text:a xlink:type="simple" xlink:href="https://www.pyimagesearch.com/2018/05/28/ubuntu-18-04-how-to-install-opencv/" text:style-name="Internet_20_link" text:visited-style-name="Visited_20_Internet_20_Link"><text:span text:style-name="T47">https://www.pyimagesearch.com/2018/05/28/ubuntu-18-04-how-to-install-opencv/</text:span></text:a><text:span text:style-name="T47"> </text:span><text:span text:style-name="T48">and </text:span><text:a xlink:type="simple" xlink:href="https://www.pyimagesearch.com/2018/09/19/pip-install-opencv/" text:style-name="Internet_20_link" text:visited-style-name="Visited_20_Internet_20_Link"><text:span text:style-name="T48">https://www.pyimagesearch.com/2018/09/19/pip-install-opencv/</text:span></text:a></text:p>
      <text:p text:style-name="P33"/>
      <text:p text:style-name="P33"/>
      <text:p text:style-name="P35">Packages and Libraries being installed along with OpenCV <text:span text:style-name="T64">(open source computer vision library)</text:span>:</text:p>
      <text:p text:style-name="P31"/>
      <text:p text:style-name="P36"><text:span text:style-name="T24">steps </text:span><text:span text:style-name="T22">a-g</text:span> <text:span text:style-name="T67">provide a basic explanation/description of the </text:span><text:span text:style-name="T7">various packages/libraries recommended to the user in </text:span><text:span text:style-name="T4">support of</text:span><text:span text:style-name="T7"> the </text:span><text:span text:style-name="T4">OpenCV package</text:span><text:span text:style-name="T67">-- as well as a basic description of OpenCV as well-- and the most basic steps required to install these on your computer. <text:s/>This basic description does not take into account any potential nuances in the process of installation and doesn’t make use of virtual environments. <text:s/>This setup and is not really designed to make optimum use of OpenCV’s potential-- it’s just a quick means of basic setup to get all these things running on your computer. <text:s/></text:span></text:p>
      <text:p text:style-name="P36"/>
      <text:p text:style-name="P38"><text:span text:style-name="T22">Step h</text:span> describes <text:span text:style-name="T72">how</text:span> th<text:span text:style-name="T72">ose</text:span> <text:span text:style-name="T2"><text:s/></text:span><text:span text:style-name="T5">same </text:span><text:span text:style-name="T2">packages </text:span><text:span text:style-name="T5">(OpenCV and related packages)</text:span><text:span text:style-name="T1"> we</text:span><text:span text:style-name="T9">re </text:span><text:span text:style-name="T5">actually</text:span><text:span text:style-name="T2"> installed</text:span><text:span text:style-name="T1"> </text:span><text:span text:style-name="T9">with</text:span><text:span text:style-name="T1">in our </text:span><text:span text:style-name="T2">virtual environment</text:span> -- and why/how they were added.</text:p>
      <text:p text:style-name="P36"/>
      <text:p text:style-name="P37"><text:span text:style-name="T23">Step </text:span><text:span text:style-name="T25">i</text:span><text:span text:style-name="T69"> describes the manner we utilized to </text:span><text:span text:style-name="T3">setup/install OpenCV</text:span><text:span text:style-name="T69"> (with the use of the Python virtual environment which you can install directly using pip, but which we elected not to) and</text:span> the various OpenCV packages we installed via Python’s package manager, pip.</text:p>
      <text:p text:style-name="P36"/>
      <text:p text:style-name="P39"><text:span text:style-name="T22">Step </text:span><text:span text:style-name="T25">j</text:span> describes the <text:span text:style-name="T2">other packages</text:span><text:span text:style-name="T1"> we installed in our virtual environment</text:span> (not directly in support of OpenCV)-- and why/how they were added.</text:p>
      <text:p text:style-name="P36"/>
      <text:p text:style-name="P32"/>
      <text:p text:style-name="P31"/>
      <text:p text:style-name="P40"><text:span text:style-name="T1">Use the following terminal command for steps a-f to install the </text:span><text:span text:style-name="T2">recommended packages/libraries </text:span><text:span text:style-name="T6">(listed below in steps a-f) </text:span><text:span text:style-name="T2">to support the OpenCV package </text:span><text:span text:style-name="T6">(if not using virtual environment)</text:span><text:span text:style-name="T2">: </text:span><text:span text:style-name="T55">sudo apt-get install </text:span><text:span text:style-name="T56">[</text:span><text:span text:style-name="T57">followed by the </text:span><text:span text:style-name="T58">installed package/library name </text:span><text:span text:style-name="T57">here</text:span><text:span text:style-name="T56">]</text:span></text:p>
      <text:p text:style-name="P31"/>
      <text:p text:style-name="P62"><text:span text:style-name="T61">a) </text:span>install <text:span text:style-name="T66">the following basic</text:span> developer tools <text:span text:style-name="T66">if not done already</text:span>:</text:p>
      <text:p text:style-name="P62"/>
      <text:p text:style-name="P79">build-essential </text:p>
      <text:p text:style-name="P79">cmake </text:p>
      <text:p text:style-name="P79">pkg-config</text:p>
      <text:p text:style-name="P62"/>
      <text:p text:style-name="P62"><text:span text:style-name="T61">b) </text:span>image I/O packages <text:span text:style-name="T61">that</text:span> allow OpenCV to work with image files <text:span text:style-name="T61">(such as </text:span>JPEG, PNG, TIFF, etc<text:span text:style-name="T61">)</text:span>:</text:p>
      <text:p text:style-name="P62"/>
      <text:p text:style-name="P80">libjpeg-dev </text:p>
      <text:p text:style-name="P80"><text:soft-page-break/>libpng-dev </text:p>
      <text:p text:style-name="P80">libtiff-dev</text:p>
      <text:p text:style-name="P82"/>
      <text:p text:style-name="P62"><text:span text:style-name="T61">c) the </text:span>following packages <text:span text:style-name="T62">allow you to</text:span> work with your camera stream and process video files:</text:p>
      <text:p text:style-name="P34"/>
      <text:p text:style-name="P77">libavcodec-dev </text:p>
      <text:p text:style-name="P77">libavformat-dev </text:p>
      <text:p text:style-name="P77">libswscale-dev </text:p>
      <text:p text:style-name="P77">libv4l-dev</text:p>
      <text:p text:style-name="P78"/>
      <text:p text:style-name="P77">libxvidcore-dev </text:p>
      <text:p text:style-name="P77">libx264-dev</text:p>
      <text:p text:style-name="P34"/>
      <text:p text:style-name="P63"><text:span text:style-name="T62">d) The </text:span>GTK library for GUI operations <text:span text:style-name="T62">enables </text:span>you to create elementary GUIs which display images, handle kepresses/mouse clicks, and create sliders and trackbars <text:span text:style-name="T62">and build advanced GUI’s with TK, Wx, or QT.</text:span></text:p>
      <text:p text:style-name="P81"/>
      <text:p text:style-name="P76">libgtk-3-dev</text:p>
      <text:p text:style-name="P41"/>
      <text:p text:style-name="P44">e) these 2 libraries recommended for optimization issues/concerns:</text:p>
      <text:p text:style-name="P44"/>
      <text:p text:style-name="P75">libatlas-base-dev </text:p>
      <text:p text:style-name="P75">gfortran</text:p>
      <text:p text:style-name="P44"/>
      <text:p text:style-name="P44">f) <text:span text:style-name="T67">This final one is the last supporting installation recommended for use with OpenCV (which we installed)-- the </text:span>Python 3 libraries/headers:</text:p>
      <text:p text:style-name="P41"/>
      <text:p text:style-name="P74">python3-dev</text:p>
      <text:p text:style-name="P41"/>
      <text:p text:style-name="P85">g) <text:span text:style-name="T2">OpenCV</text:span>: This package provides a common infrastructure to our visual applications to improve and better adapt the visualization methods of machines to commercial products aimed at making the visual <text:span text:style-name="T65">representation of their data </text:span><text:span text:style-name="T20">collection/analysis</text:span><text:span text:style-name="T19"> more </text:span><text:span text:style-name="T20">visually </text:span><text:span text:style-name="T19">pleasing, </text:span><text:span text:style-name="T20">and more accessable/comprehensible for people to interpret, as well as creating a basic foundation of code that is easy to mold and modify for each group or individual</text:span><text:span text:style-name="T65">. <text:s/>You can i</text:span>nstall directly to system <text:span text:style-name="T67">in the following manner, using pip. <text:s/>W</text:span>e elected not to do this installing within a virtual environment, <text:span text:style-name="T67">but if you wish to do so, it can be done quickly and safely using the following terminal command (done in seconds):</text:span></text:p>
      <text:p text:style-name="P85"/>
      <text:p text:style-name="P87"><text:span text:style-name="T22">sudo pip install opencv-contrib-python</text:span></text:p>
      <text:p text:style-name="P70"/>
      <text:p text:style-name="P83"/>
      <text:p text:style-name="P45"/>
      <text:p text:style-name="P45">However, <text:span text:style-name="T68">as we mentioned earlier-- </text:span>since we decided to do so <text:span text:style-name="T2">using/within a Python virtual environment</text:span>, we have listed the steps needed to do so below:</text:p>
      <text:p text:style-name="P41"/>
      <text:p text:style-name="P41"/>
      <text:p text:style-name="P71"><text:soft-page-break/></text:p>
      <text:p text:style-name="P46"><text:span text:style-name="T11">Installation </text:span><text:span text:style-name="T13">and Setup </text:span><text:span text:style-name="T12">of </text:span><text:span text:style-name="T13">those OpenCV-supporting </text:span><text:span text:style-name="T12">packages/libraries to make use of within virtual environments</text:span>:</text:p>
      <text:p text:style-name="P42"/>
      <text:p text:style-name="P71">i) supporting packages:</text:p>
      <text:p text:style-name="P43"/>
      <text:p text:style-name="P43"/>
      <text:p text:style-name="P25">1) first enter the following terminal commands <text:span text:style-name="T70">to begin</text:span></text:p>
      <text:p text:style-name="P1"><text:span text:style-name="T8"/></text:p>
      <text:p text:style-name="P2"><text:span text:style-name="T70">The process of installation and setup of OpenCV’s dependencies:</text:span></text:p>
      <text:p text:style-name="P3"/>
      <text:p text:style-name="P5">sudo apt-get update</text:p>
      <text:p text:style-name="P5">sudo apt-get upgrade</text:p>
      <text:p text:style-name="P4"/>
      <text:p text:style-name="P5">sudo apt-get install build-essential cmake unzip pkg-config</text:p>
      <text:p text:style-name="P52">sudo apt-get install libjpeg-dev libpng-dev libtiff-dev</text:p>
      <text:p text:style-name="P52">sudo apt-get install libavcodec-dev libavformat-dev libswscale-dev libv4l-dev</text:p>
      <text:p text:style-name="P52">sudo apt-get install libxvidcore-dev libx264-dev</text:p>
      <text:p text:style-name="P52">sudo apt-get install libgtk-3-dev</text:p>
      <text:p text:style-name="P52">sudo apt-get install libatlas-base-dev gfortran</text:p>
      <text:p text:style-name="P52">sudo apt-get install python3-dev</text:p>
      <text:p text:style-name="P51"/>
      <text:p text:style-name="P48"/>
      <text:p text:style-name="P48">Downloading official OpenCV source:</text:p>
      <text:p text:style-name="P42"/>
      <text:p text:style-name="P24"><text:span text:style-name="T52">wget -O opencv.zip </text:span><text:a xlink:type="simple" xlink:href="https://github.com/opencv/opencv/archive/3.4.4.zip" text:style-name="Internet_20_link" text:visited-style-name="Visited_20_Internet_20_Link"><text:span text:style-name="T52">https://github.com/opencv/opencv/archive/3.4.4.zip</text:span></text:a></text:p>
      <text:p text:style-name="P24"><text:span text:style-name="T52">wget -O opencv_contrib.zip </text:span><text:a xlink:type="simple" xlink:href="https://github.com/opencv/opencv_contrib/archive/3.4.4.zip" text:style-name="Internet_20_link" text:visited-style-name="Visited_20_Internet_20_Link"><text:span text:style-name="T52">https://github.com/opencv/opencv_contrib/archive/3.4.4.zip</text:span></text:a></text:p>
      <text:p text:style-name="P42"/>
      <text:p text:style-name="P69">unzip opencv.zip</text:p>
      <text:p text:style-name="P69">unzip opencv_contrib.zip</text:p>
      <text:p text:style-name="P69">mv opencv-3.4.4 opencv</text:p>
      <text:p text:style-name="P69">mv opencv_contrib-3.4.4 opencv_contrib</text:p>
      <text:p text:style-name="P34"/>
      <text:p text:style-name="P34"/>
      <text:p text:style-name="P49">Configuring Python3 Environment:</text:p>
      <text:p text:style-name="P53"/>
      <text:p text:style-name="P28"><text:span text:style-name="T52">wget </text:span><text:a xlink:type="simple" xlink:href="https://bootstrap.pypa.io/get-pip.py" text:style-name="Internet_20_link" text:visited-style-name="Visited_20_Internet_20_Link"><text:span text:style-name="T52">https://bootstrap.pypa.io/get-pip.py</text:span></text:a></text:p>
      <text:p text:style-name="P68">sudo python3 get-pip.py</text:p>
      <text:p text:style-name="P68">sudo pip install virtualenv virtualenvwrapper</text:p>
      <text:p text:style-name="P68">sudo rm -rf ~/get-pip.py ~/.cache/pip</text:p>
      <text:p text:style-name="P53"/>
      <text:p text:style-name="P53"/>
      <text:p text:style-name="P26">2) next you need to alter the ~/.bashrc file to add the following text:</text:p>
      <text:p text:style-name="P54"/>
      <text:p text:style-name="P54"># virtualenv and virtualenvwrapper</text:p>
      <text:p text:style-name="P54"/>
      <text:p text:style-name="P67"><text:soft-page-break/>export WORKON_HOME=$HOME/.virtualenvs</text:p>
      <text:p text:style-name="P67">export VIRTUALENVWRAPPER_PYTHON=/usr/bin/python3</text:p>
      <text:p text:style-name="P67">source /usr/local/bin/virtualenvwrapper.sh</text:p>
      <text:p text:style-name="P54"/>
      <text:p text:style-name="P54"/>
      <text:p text:style-name="P27">3) enter terminal command to source the .bashrc file like so:</text:p>
      <text:p text:style-name="P55"/>
      <text:p text:style-name="P56">source ~/.bashrc</text:p>
      <text:p text:style-name="P55"/>
      <text:p text:style-name="P55"/>
      <text:p text:style-name="P27">4) Now enter the following terminal commands to complete all changes still needed starting with setting up your virtual environment to hold OpenCV and other necessary packages:</text:p>
      <text:p text:style-name="P55"/>
      <text:p text:style-name="P65">mkvirtualenv cv -p python3</text:p>
      <text:p text:style-name="P65">workon cv</text:p>
      <text:p text:style-name="P65">pip install numpy</text:p>
      <text:p text:style-name="P65">workon cv</text:p>
      <text:p text:style-name="P55"/>
      <text:p text:style-name="P57"><text:span text:style-name="T54">Important Note</text:span>: you should see (cv) on left-hand side of terminal from here on out indicating that you are in the python virtual environment-- make sure you’re in there for the next step where you generate your build files</text:p>
      <text:p text:style-name="P55"/>
      <text:p text:style-name="P65">c<text:span text:style-name="T16">d ~/opencv</text:span></text:p>
      <text:p text:style-name="P66">mkdir build</text:p>
      <text:p text:style-name="P66">cd build</text:p>
      <text:p text:style-name="P58"/>
      <text:p text:style-name="P66">cmake -D CMAKE_BUILD_TYPE=RELEASE \</text:p>
      <text:p text:style-name="P66"><text:tab/>-D CMAKE_INSTALL_PREFIX=/usr/local \</text:p>
      <text:p text:style-name="P66"><text:tab/>-D INSTALL_PYTHON_EXAMPLES=ON \</text:p>
      <text:p text:style-name="P66"><text:tab/>-D INSTALL_C_EXAMPLES=OFF \</text:p>
      <text:p text:style-name="P66"><text:tab/>-D OPENCV_ENABLE_NONFREE=ON \</text:p>
      <text:p text:style-name="P66"><text:tab/>-D OPENCV_EXTRA_MODULES_PATH=~/opencv_contrib/modules \</text:p>
      <text:p text:style-name="P66"><text:tab/>-D PYTHON_EXECUTABLE=~/.virtualenvs/cv/bin/python \</text:p>
      <text:p text:style-name="P66"><text:tab/>-D BUILD_EXAMPLES=ON ..</text:p>
      <text:p text:style-name="P58"/>
      <text:p text:style-name="P22"><text:span text:style-name="T46">Count the n</text:span><text:span text:style-name="T49">umber of core</text:span><text:span text:style-name="T50">s</text:span><text:span text:style-name="T49"> you have </text:span><text:span text:style-name="T50">on your computer</text:span><text:span text:style-name="T49"> and enter that as part of the option for the next command-- I have four cores so I entered -j4 as my option:</text:span></text:p>
      <text:p text:style-name="P84"><text:span text:style-name="Source_20_Text"><text:span text:style-name="T49"/></text:span></text:p>
      <text:p text:style-name="P84"><text:span text:style-name="Source_20_Text"><text:span text:style-name="T51">grep -c ^processor /proc/cpuinfo <text:s text:c="4"/></text:span></text:span></text:p>
      <text:p text:style-name="P61">make -j4</text:p>
      <text:p text:style-name="P61"/>
      <text:p text:style-name="P58">Once that’s done just enter these last few terminal commands and you’re good to go!</text:p>
      <text:p text:style-name="P59">Just make sure you don’t forget which ones you haven’t done yet.</text:p>
      <text:p text:style-name="P59"/>
      <text:p text:style-name="P59"><text:span text:style-name="T71">I</text:span>t’s going to take a while for installation to finish so you <text:span text:style-name="T17">should probably just leave and come back in 20-45 minutes-- while you wait-- here’s a quick run-down on a little trouble I ran into during this step:</text:span></text:p>
      <text:p text:style-name="P16"/>
      <text:p text:style-name="P17"><text:soft-page-break/>sudo make install</text:p>
      <text:p text:style-name="P17"/>
      <text:p text:style-name="P19">...then, use these commands to verify your installation:</text:p>
      <text:p text:style-name="P18"/>
      <text:p text:style-name="P18">sudo ldconfig</text:p>
      <text:p text:style-name="P18">pkg-config --modversion opencv</text:p>
      <text:p text:style-name="P20"/>
      <text:p text:style-name="P58"><text:span text:style-name="T18">...make sure you see 3.4.4 on the screen (indicating success in installation)</text:span></text:p>
      <text:p text:style-name="P58"/>
      <text:p text:style-name="P6"/>
      <text:p text:style-name="P6"/>
      <text:p text:style-name="P7">5) Finishing Touches-- enter the following terminal commands and complete steps below:</text:p>
      <text:p text:style-name="P7"/>
      <text:p text:style-name="P21">the paths to the p</text:p>
      <text:p text:style-name="P7"/>
      <text:p text:style-name="P14"><text:span text:style-name="T2">ls /usr/local/lib/python3.7/dist-packages/cv2/cv2.cpython-37m-x86_64-linux-gnu.so</text:span><text:line-break/><text:span text:style-name="T2">cd /usr/local/lib/python3.7/dist-packages/cv2/</text:span><text:line-break/>mv <text:span text:style-name="T2">cv2.cpython-37m-x86_64-linux-gnu.so cv2.so</text:span><text:line-break/><text:span text:style-name="T2">sudo cp cv2.so /usr/local/python/cv2/</text:span><text:line-break/></text:p>
      <text:p text:style-name="P8"><text:span text:style-name="T53">ln -s /usr/local/python/cv2/cv2.so cv2.so<text:line-break/>sudo cp -r cv2/ ../../python3.6/dist-packages/</text:span><text:line-break/></text:p>
      <text:p text:style-name="P73"><text:span text:style-name="T40">...</text:span><text:span text:style-name="T41">NOTE</text:span><text:span text:style-name="T40">: the paths to the Python 3 bindings for OpenCV are continually changing: previous versions installed in the path </text:span><text:bookmark text:name="crayon-5cc513df4b5c2704221935"/><text:span text:style-name="Emphasis"><text:span text:style-name="T42">/usr/local/lib/python3.6/site-packages</text:span></text:span><text:span text:style-name="Emphasis"><text:span text:style-name="T40"> </text:span></text:span><text:span text:style-name="Emphasis"><text:span text:style-name="T33"><text:s/>whereas the newer versions would show up here: <text:s/></text:span></text:span><text:span text:style-name="Emphasis"><text:span text:style-name="T39">/usr/local/python/cv2/python-3.6</text:span></text:span><text:span text:style-name="Emphasis"><text:span text:style-name="T33"> – however, now apparently the location has changed again due to some small bug only affecting some users. <text:s/>If this is a problem, simply going to the end of the path where the bindings </text:span></text:span><text:span text:style-name="Emphasis"><text:span text:style-name="T43">should</text:span></text:span><text:span text:style-name="Emphasis"><text:span text:style-name="T33"> be located (as near as possible</text:span></text:span><text:span text:style-name="Emphasis"><text:span text:style-name="T36">, in </text:span></text:span><text:span text:style-name="Emphasis"><text:span text:style-name="T35">/usr/local/python</text:span></text:span><text:span text:style-name="Emphasis"><text:span text:style-name="T37">), and typing in the terminal command:</text:span></text:span></text:p>
      <text:p text:style-name="P73"><text:span text:style-name="Emphasis"><text:span text:style-name="T34"><text:s/></text:span></text:span><text:span text:style-name="Emphasis"><text:span text:style-name="T38">$ sudo python3 setup.py develop</text:span></text:span><text:span text:style-name="Emphasis"><text:span text:style-name="T33"><text:line-break/></text:span></text:span></text:p>
      <text:p text:style-name="P13">...<text:span text:style-name="T73">not all of the files were placed into their correct respective folders, therefore you may also need to copy some files over from other directories to get them working</text:span></text:p>
      <text:p text:style-name="P9"/>
      <text:p text:style-name="P9">cd ~/.virtualenvs/cv/lib/python3.6/site-packages/</text:p>
      <text:p text:style-name="P10">ln -s /usr/local/python/cv2/python-3.6/cv2.so cv2.so</text:p>
      <text:p text:style-name="P9"/>
      <text:p text:style-name="P9">...<text:span text:style-name="T74">and you can test out if OpenCV is working properly by entering the cv virtual environment and running python3.7 –and then trying to import OpenCV (and thereby verifying the version as well): </text:span></text:p>
      <text:p text:style-name="P9"/>
      <text:p text:style-name="P15">(<text:span text:style-name="T60">cv</text:span>) <text:span text:style-name="T21">rustyb69@rustyb69-HP-Pavilion-Notebook</text:span>:<text:span text:style-name="T21">~</text:span>$ python3.7 <text:line-break/><text:span text:style-name="T59">Python 3.7.1</text:span> (default, Oct 22 2018, 11:21:55)  <text:line-break/>[GCC 8.2.0] on linux <text:line-break/>Type "help", "copyright", "credits" or "license" for more information. <text:line-break/><text:soft-page-break/>&gt;&gt;&gt; import cv2   <text:line-break/>&gt;&gt;&gt; import numpy <text:line-break/>&gt;&gt;&gt; cv2.__version__ <text:line-break/>'4.1.0' <text:line-break/>&gt;&gt;&gt;  </text:p>
      <text:p text:style-name="P15"/>
      <text:p text:style-name="P15"/>
      <text:p text:style-name="P15"/>
      <text:p text:style-name="P9"/>
      <text:p text:style-name="P47"><text:span text:style-name="T11">Installation </text:span><text:span text:style-name="T13">and Setup </text:span><text:span text:style-name="T12">of </text:span><text:span text:style-name="T14">O</text:span><text:span text:style-name="T15">ther</text:span><text:span text:style-name="T13"> </text:span><text:span text:style-name="T12">packages/libraries to make use of within virtual environments</text:span>:</text:p>
      <text:p text:style-name="P12"/>
      <text:p text:style-name="P11"><text:span text:style-name="T10">j</text:span><text:span text:style-name="T1">) Finally, install the following packages (</text:span><text:span text:style-name="T10">not directly in support of OpenCV):</text:span> </text:p>
      <text:p text:style-name="P11"/>
      <text:p text:style-name="P64"><text:span text:style-name="T31">pip install </text:span><text:span text:style-name="T29">numpy</text:span><text:span text:style-name="T31"> </text:span><text:span text:style-name="T32"><text:line-break/></text:span><text:span text:style-name="T31">pip3 install scipy </text:span><text:span text:style-name="T32"><text:line-break/></text:span><text:span text:style-name="T31">pip3 install matplotlib </text:span><text:span text:style-name="T32"><text:line-break/></text:span><text:span text:style-name="T31">pip3 install </text:span><text:span text:style-name="T30">mpl_toolkits</text:span><text:span text:style-name="T32"><text:line-break/></text:span><text:span text:style-name="T31">pip3 install pytesseract</text:span><text:span text:style-name="T28"><text:line-break/></text:span></text:p>
      <text:p text:style-name="P50"><text:span text:style-name="T28">...</text:span><text:span text:style-name="T27">which, when installed through pip, results in the following being the total packages added through this process:</text:span></text:p>
      <text:p text:style-name="P72"><text:span text:style-name="T27"/></text:p>
      <text:p text:style-name="P60"><text:span text:style-name="T44">cycler==0.10.0 </text:span><text:span text:style-name="T45"><text:line-break/>kiwisolver==1.1.0 <text:line-break/>matplotlib==3.0.3 <text:line-break/>numpy==1.16.3 <text:line-break/>Pillow==6.0.0 <text:line-break/>pyparsing==2.4.0 <text:line-break/>pytesseract==0.2.6 <text:line-break/>python-dateutil==2.8.0 <text:line-break/>scipy==1.2.1 <text:line-break/>six==1.12.0</text:span><text:span text:style-name="T26"><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a7711" officeooo:paragraph-rsid="004a77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8:58:19.844018966</meta:creation-date>
    <dc:date>2019-04-28T14:18:44.189673149</dc:date>
    <meta:editing-duration>PT4H17M47S</meta:editing-duration>
    <meta:editing-cycles>40</meta:editing-cycles>
    <meta:generator>LibreOffice/6.0.7.3$Linux_X86_64 LibreOffice_project/00m0$Build-3</meta:generator>
    <meta:document-statistic meta:table-count="0" meta:image-count="0" meta:object-count="0" meta:page-count="6" meta:paragraph-count="109" meta:word-count="1201" meta:character-count="8722" meta:non-whitespace-character-count="7564"/>
  </office:meta>
</office:document-meta>
</file>